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Q Burned</text:p>
          </table:table-cell>
          <table:table-cell table:style-name="ce1" office:value-type="string" calcext:value-type="string">
            <text:p>Value (USD)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Voting power boost %</text:p>
          </table:table-cell>
          <table:table-cell table:style-name="ce1" office:value-type="string" calcext:value-type="string">
            <text:p>Voting power multiplier</text:p>
          </table:table-cell>
          <table:table-cell/>
          <table:table-cell table:style-name="ce13" office:value-type="string" calcext:value-type="string">
            <text:p>SCALING CONSTAN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]*0.002414" office:value-type="currency" office:currency="USD" office:value="0.2414" calcext:value-type="currency">
            <text:p>$0.24</text:p>
          </table:table-cell>
          <table:table-cell office:value-type="float" office:value="1" calcext:value-type="float">
            <text:p>1</text:p>
          </table:table-cell>
          <table:table-cell table:formula="of:=POWER(2;LOG([.A2];10) + [.$G$2])" office:value-type="percentage" office:value="6.72717132202972" calcext:value-type="percentage">
            <text:p>672.72%</text:p>
          </table:table-cell>
          <table:table-cell table:formula="of:=ROUND([.D2]+1; 3)&amp;&quot;x&quot;" office:value-type="string" office:string-value="7.727x" calcext:value-type="string">
            <text:p>7.727x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ROUND(0.222222; 3)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]*0.002414" office:value-type="currency" office:currency="USD" office:value="2.414" calcext:value-type="currency">
            <text:p>$2.41</text:p>
          </table:table-cell>
          <table:table-cell office:value-type="float" office:value="2" calcext:value-type="float">
            <text:p>2</text:p>
          </table:table-cell>
          <table:table-cell table:formula="of:=POWER(2;LOG([.A3];10) + [.$G$2])" office:value-type="percentage" office:value="13.4543426440594" calcext:value-type="percentage">
            <text:p>1345.43%</text:p>
          </table:table-cell>
          <table:table-cell table:formula="of:=ROUND([.D3]+1; 3)&amp;&quot;x&quot;" office:value-type="string" office:string-value="14.454x" calcext:value-type="string">
            <text:p>14.454x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4]*0.002414" office:value-type="currency" office:currency="USD" office:value="24.14" calcext:value-type="currency">
            <text:p>$24.14</text:p>
          </table:table-cell>
          <table:table-cell office:value-type="float" office:value="3" calcext:value-type="float">
            <text:p>3</text:p>
          </table:table-cell>
          <table:table-cell table:formula="of:=POWER(2;LOG([.A4];10) + [.$G$2])" office:value-type="percentage" office:value="26.9086852881189" calcext:value-type="percentage">
            <text:p>2690.87%</text:p>
          </table:table-cell>
          <table:table-cell table:formula="of:=ROUND([.D4]+1; 3)&amp;&quot;x&quot;" office:value-type="string" office:string-value="27.909x" calcext:value-type="string">
            <text:p>27.909x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,000</text:p>
          </table:table-cell>
          <table:table-cell table:formula="of:=[.A5]*0.002414" office:value-type="currency" office:currency="USD" office:value="241.4" calcext:value-type="currency">
            <text:p>$241.40</text:p>
          </table:table-cell>
          <table:table-cell office:value-type="float" office:value="4" calcext:value-type="float">
            <text:p>4</text:p>
          </table:table-cell>
          <table:table-cell table:formula="of:=POWER(2;LOG([.A5];10) + [.$G$2])" office:value-type="percentage" office:value="53.8173705762377" calcext:value-type="percentage">
            <text:p>5381.74%</text:p>
          </table:table-cell>
          <table:table-cell table:formula="of:=ROUND([.D5]+1; 3)&amp;&quot;x&quot;" office:value-type="string" office:string-value="54.817x" calcext:value-type="string">
            <text:p>54.817x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table:formula="of:=[.A6]*0.002414" office:value-type="currency" office:currency="USD" office:value="2414" calcext:value-type="currency">
            <text:p>$2,414.00</text:p>
          </table:table-cell>
          <table:table-cell office:value-type="float" office:value="5" calcext:value-type="float">
            <text:p>5</text:p>
          </table:table-cell>
          <table:table-cell table:formula="of:=POWER(2;LOG([.A6];10) + [.$G$2])" office:value-type="percentage" office:value="107.634741152475" calcext:value-type="percentage">
            <text:p>10763.47%</text:p>
          </table:table-cell>
          <table:table-cell table:formula="of:=ROUND([.D6]+1; 3)&amp;&quot;x&quot;" office:value-type="string" office:string-value="108.635x" calcext:value-type="string">
            <text:p>108.635x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formula="of:=[.A7]*0.002414" office:value-type="currency" office:currency="USD" office:value="24140" calcext:value-type="currency">
            <text:p>$24,140.00</text:p>
          </table:table-cell>
          <table:table-cell office:value-type="float" office:value="6" calcext:value-type="float">
            <text:p>6</text:p>
          </table:table-cell>
          <table:table-cell table:formula="of:=POWER(2;LOG([.A7];10) + [.$G$2])" office:value-type="percentage" office:value="215.269482304951" calcext:value-type="percentage">
            <text:p>21526.95%</text:p>
          </table:table-cell>
          <table:table-cell table:formula="of:=ROUND([.D7]+1; 3)&amp;&quot;x&quot;" office:value-type="string" office:string-value="216.269x" calcext:value-type="string">
            <text:p>216.269x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formula="of:=[.A8]*0.002414" office:value-type="currency" office:currency="USD" office:value="241400" calcext:value-type="currency">
            <text:p>$241,400.00</text:p>
          </table:table-cell>
          <table:table-cell office:value-type="float" office:value="7" calcext:value-type="float">
            <text:p>7</text:p>
          </table:table-cell>
          <table:table-cell table:formula="of:=POWER(2;LOG([.A8];10) + [.$G$2])" office:value-type="percentage" office:value="430.538964609902" calcext:value-type="percentage">
            <text:p>43053.90%</text:p>
          </table:table-cell>
          <table:table-cell table:formula="of:=ROUND([.D8]+1; 3)&amp;&quot;x&quot;" office:value-type="string" office:string-value="431.539x" calcext:value-type="string">
            <text:p>431.539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5:20:45.198601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7T15:36:39.204151026</dc:date>
    <meta:editing-duration>PT33M22S</meta:editing-duration>
    <meta:editing-cycles>14</meta:editing-cycles>
    <meta:generator>LibreOffice/6.0.7.3$Linux_X86_64 LibreOffice_project/00m0$Build-3</meta:generator>
    <meta:document-statistic meta:table-count="1" meta:cell-count="43" meta:object-count="0"/>
  </office:meta>
</office:document-meta>
</file>